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ca97" officeooo:paragraph-rsid="0009ca97"/>
    </style:style>
    <style:style style:name="P2" style:family="paragraph" style:parent-style-name="Standard">
      <style:text-properties officeooo:rsid="0009ca97" officeooo:paragraph-rsid="0009d928"/>
    </style:style>
    <style:style style:name="T1" style:family="text">
      <style:text-properties officeooo:rsid="0009d928"/>
    </style:style>
    <style:style style:name="T2" style:family="text">
      <style:text-properties officeooo:rsid="000ac5d5"/>
    </style:style>
    <style:style style:name="T3" style:family="text">
      <style:text-properties officeooo:rsid="000b1d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pan text:style-name="T2">1. </text:span>BAM FILE</text:p>
      <text:p text:style-name="P1"><text:s/></text:p>
      <text:p text:style-name="P1"><text:span text:style-name="T2">2. </text:span>SV CALLER (DELLY/BREAKDANCER)</text:p>
      <text:p text:style-name="P1"><text:s/></text:p>
      <text:p text:style-name="P1"><text:span text:style-name="T2">3. </text:span>VCF FILE </text:p>
      <text:p text:style-name="P1"><text:s text:c="2"/></text:p>
      <text:p text:style-name="P1"><text:span text:style-name="T2">4. </text:span>LOCAL REALIGNMENTS BASED ON <text:span text:style-name="T3">THE </text:span>MC <text:span text:style-name="T3">VCF</text:span> – <text:span text:style-name="T1">HAS 504 PREDICTED INVERSION EVENTS </text:span>(SVVIZ)</text:p>
      <text:p text:style-name="P1"><text:s/></text:p>
      <text:p text:style-name="P2"><text:span text:style-name="T2">5. </text:span>KEEP VARIANTS COMMON TO THE 13 SPECIES – <text:span text:style-name="T1">467 VARIANTS ARE COMMON </text:span></text:p>
      <text:p text:style-name="P2">( SOME HAVE NO ALLELES FOR ALT AND REF, <text:span text:style-name="T1">ALL READS ARE MAPPED AS AMBIGUOUS</text:span> 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12:18:31.323445554</meta:creation-date>
    <dc:date>2015-11-10T12:32:42.647639658</dc:date>
    <meta:editing-duration>PT6M39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52" meta:character-count="290" meta:non-whitespace-character-count="234"/>
  </office:meta>
</office:document-meta>
</file>